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54.4">
            <text:p>154,4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51.495967797545">
            <text:p>$151,50</text:p>
          </table:table-cell>
          <table:table-cell table:style-name="ce5" table:formula="of:=[.F2]-[.B3]/[.B4]" office:value-type="currency" office:currency="USD" office:value="146.030303606628">
            <text:p>$146,03</text:p>
          </table:table-cell>
          <table:table-cell table:style-name="ce15" table:formula="of:=[.G2]/1.13" office:value-type="currency" office:currency="EUR" office:value="129.230357174007">
            <text:p>129,23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89.779">
            <text:p>89,77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111.525185866704">
            <text:p>$111,53</text:p>
          </table:table-cell>
          <table:table-cell table:style-name="ce7" table:formula="of:=[.F3]-[.B3]/[.B4]" office:value-type="currency" office:currency="USD" office:value="106.059521675787">
            <text:p>$106,06</text:p>
          </table:table-cell>
          <table:table-cell table:style-name="ce16" table:formula="of:=[.G3]/1.13" office:value-type="currency" office:currency="EUR" office:value="93.8579837838821">
            <text:p>93,86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6.426">
            <text:p>16,42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83.3859576689818">
            <text:p>$83,39</text:p>
          </table:table-cell>
          <table:table-cell table:style-name="ce14" table:formula="of:=[.F4]-[.B3]/[.B4]" office:value-type="currency" office:currency="USD" office:value="77.9202934780649">
            <text:p>$77,92</text:p>
          </table:table-cell>
          <table:table-cell table:style-name="ce17" table:formula="of:=[.G4]/1.13" office:value-type="currency" office:currency="EUR" office:value="68.9560119274911">
            <text:p>68,96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61">
            <text:p>$5,6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 </text:p>
          </table:table-cell>
          <table:table-cell table:style-name="Default" office:value-type="string">
            <text:p>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805">
            <text:p>$2,81</text:p>
          </table:table-cell>
          <table:table-cell table:style-name="ce5"/>
          <table:table-cell table:style-name="ce5" table:formula="of:=[.B8]/(1+[.D2])^(1/4)" office:value-type="currency" office:currency="USD" office:value="2.76443510453284">
            <text:p>$2,76</text:p>
          </table:table-cell>
          <table:table-cell table:style-name="ce7" table:formula="of:=[.B5]/2" office:value-type="currency" office:currency="USD" office:value="2.805">
            <text:p>$2,81</text:p>
          </table:table-cell>
          <table:table-cell table:style-name="ce7"/>
          <table:table-cell table:style-name="ce7" table:formula="of:=[.E8]/(1+[.D3])^(1/4)" office:value-type="currency" office:currency="USD" office:value="2.75154694421784">
            <text:p>$2,75</text:p>
          </table:table-cell>
          <table:table-cell table:style-name="ce8" table:formula="of:=[.B5]/2" office:value-type="currency" office:currency="USD" office:value="2.805">
            <text:p>$2,81</text:p>
          </table:table-cell>
          <table:table-cell table:style-name="ce8"/>
          <table:table-cell table:style-name="ce8" table:formula="of:=[.H8]/(1+[.D4])^(1/4)" office:value-type="currency" office:currency="USD" office:value="2.73895372154205">
            <text:p>$2,7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9466">
            <text:p>$5,95</text:p>
          </table:table-cell>
          <table:table-cell office:value-type="percentage" office:value="0.06">
            <text:p>6,00%</text:p>
          </table:table-cell>
          <table:table-cell table:formula="of:=[.B9]/(1+[.$D$2])^[.A9]" office:value-type="currency" office:currency="USD" office:value="5.61">
            <text:p>$5,61</text:p>
          </table:table-cell>
          <table:table-cell table:formula="of:=[.B5]*(1+[.F9])" office:value-type="currency" office:currency="USD" office:value="5.8344">
            <text:p>$5,83</text:p>
          </table:table-cell>
          <table:table-cell office:value-type="percentage" office:value="0.04">
            <text:p>4,00%</text:p>
          </table:table-cell>
          <table:table-cell table:formula="of:=[.E9]/(1+[.$D$3])^[.A9]" office:value-type="currency" office:currency="USD" office:value="5.40222222222222">
            <text:p>$5,40</text:p>
          </table:table-cell>
          <table:table-cell table:formula="of:=[.B5]*(1+[.I9])" office:value-type="currency" office:currency="USD" office:value="5.7222">
            <text:p>$5,72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5.202">
            <text:p>$5,2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303396">
            <text:p>$6,30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USD" office:value="5.61">
            <text:p>$5,61</text:p>
          </table:table-cell>
          <table:table-cell table:formula="of:=[.E9]*(1+[.F10])" office:value-type="currency" office:currency="USD" office:value="6.067776">
            <text:p>$6,07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USD" office:value="5.20213991769547">
            <text:p>$5,20</text:p>
          </table:table-cell>
          <table:table-cell table:formula="of:=[.H9]*(1+[.I10])" office:value-type="currency" office:currency="USD" office:value="5.836644">
            <text:p>$5,84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4.82367272727273">
            <text:p>$4,8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68159976">
            <text:p>$6,68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5.61">
            <text:p>$5,61</text:p>
          </table:table-cell>
          <table:table-cell table:formula="of:=[.E10]*(1+[.F11])" office:value-type="currency" office:currency="USD" office:value="6.31048704">
            <text:p>$6,31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5.00946806889194">
            <text:p>$5,01</text:p>
          </table:table-cell>
          <table:table-cell table:formula="of:=[.H10]*(1+[.I11])" office:value-type="currency" office:currency="USD" office:value="5.95337688">
            <text:p>$5,95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4.47286016528926">
            <text:p>$4,4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0824957456">
            <text:p>$7,08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5.61">
            <text:p>$5,61</text:p>
          </table:table-cell>
          <table:table-cell table:formula="of:=[.E11]*(1+[.F12])" office:value-type="currency" office:currency="USD" office:value="6.5629065216">
            <text:p>$6,56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4.82393221448853">
            <text:p>$4,82</text:p>
          </table:table-cell>
          <table:table-cell table:formula="of:=[.H11]*(1+[.I12])" office:value-type="currency" office:currency="USD" office:value="6.0724444176">
            <text:p>$6,07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4.14756124417731">
            <text:p>$4,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507445490336">
            <text:p>$7,51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5.61">
            <text:p>$5,61</text:p>
          </table:table-cell>
          <table:table-cell table:formula="of:=[.E12]*(1+[.F13])" office:value-type="currency" office:currency="USD" office:value="6.825422782464">
            <text:p>$6,83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4.64526805839636">
            <text:p>$4,65</text:p>
          </table:table-cell>
          <table:table-cell table:formula="of:=[.H12]*(1+[.I13])" office:value-type="currency" office:currency="USD" office:value="6.193893305952">
            <text:p>$6,19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3.84592042641896">
            <text:p>$3,8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95789221975616">
            <text:p>$7,96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5.61">
            <text:p>$5,61</text:p>
          </table:table-cell>
          <table:table-cell table:formula="of:=[.E13]*(1+[.F14])" office:value-type="currency" office:currency="USD" office:value="7.09843969376256">
            <text:p>$7,10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4.47322109327057">
            <text:p>$4,47</text:p>
          </table:table-cell>
          <table:table-cell table:formula="of:=[.H13]*(1+[.I14])" office:value-type="currency" office:currency="USD" office:value="6.31777117207104">
            <text:p>$6,32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3.5662171226794">
            <text:p>$3,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43536575294153">
            <text:p>$8,44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5.61">
            <text:p>$5,61</text:p>
          </table:table-cell>
          <table:table-cell table:formula="of:=[.E14]*(1+[.F15])" office:value-type="currency" office:currency="USD" office:value="7.38237728151306">
            <text:p>$7,38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4.30754623796426">
            <text:p>$4,31</text:p>
          </table:table-cell>
          <table:table-cell table:formula="of:=[.H14]*(1+[.I15])" office:value-type="currency" office:currency="USD" office:value="6.44412659551246">
            <text:p>$6,44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3.30685587739362">
            <text:p>$3,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94148769811802">
            <text:p>$8,94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5.61">
            <text:p>$5,61</text:p>
          </table:table-cell>
          <table:table-cell table:formula="of:=[.E15]*(1+[.F16])" office:value-type="currency" office:currency="USD" office:value="7.67767237277359">
            <text:p>$7,68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4.14800748841002">
            <text:p>$4,15</text:p>
          </table:table-cell>
          <table:table-cell table:formula="of:=[.H15]*(1+[.I16])" office:value-type="currency" office:currency="USD" office:value="6.57300912742271">
            <text:p>$6,57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3.06635726812863">
            <text:p>$3,0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47797696000511">
            <text:p>$9,48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5.61">
            <text:p>$5,61</text:p>
          </table:table-cell>
          <table:table-cell table:formula="of:=[.E16]*(1+[.F17])" office:value-type="currency" office:currency="USD" office:value="7.98477926768453">
            <text:p>$7,98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3.99437758143187">
            <text:p>$3,99</text:p>
          </table:table-cell>
          <table:table-cell table:formula="of:=[.H16]*(1+[.I17])" office:value-type="currency" office:currency="USD" office:value="6.70446930997117">
            <text:p>$6,70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84334946681019">
            <text:p>$2,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0.0466555776054">
            <text:p>$10,05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5.61">
            <text:p>$5,61</text:p>
          </table:table-cell>
          <table:table-cell table:formula="of:=[.E17]*(1+[.F18])" office:value-type="currency" office:currency="USD" office:value="8.30417043839191">
            <text:p>$8,30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3.84643767100847">
            <text:p>$3,85</text:p>
          </table:table-cell>
          <table:table-cell table:formula="of:=[.H17]*(1+[.I18])" office:value-type="currency" office:currency="USD" office:value="6.83855869617059">
            <text:p>$6,84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2.63656041467854">
            <text:p>$2,6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8.8644351045329">
            <text:p>$58,86</text:p>
          </table:table-cell>
          <table:table-cell/>
          <table:table-cell table:style-name="ce7"/>
          <table:table-cell table:formula="of:=SUM([.G8:.G18])" office:value-type="currency" office:currency="USD" office:value="48.6041674979976">
            <text:p>$48,60</text:p>
          </table:table-cell>
          <table:table-cell/>
          <table:table-cell table:style-name="ce8"/>
          <table:table-cell table:formula="of:=SUM([.J8:.J18])" office:value-type="currency" office:currency="USD" office:value="40.6503084343907">
            <text:p>$40,6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0.793144819292">
            <text:p>$170,79</text:p>
          </table:table-cell>
          <table:table-cell table:style-name="ce5"/>
          <table:table-cell table:formula="of:=[.B20]/(1+[.D2])^([.A18]+1/2)" office:value-type="currency" office:currency="USD" office:value="92.6315326930123">
            <text:p>$92,63</text:p>
          </table:table-cell>
          <table:table-cell table:formula="of:=[.E18]*[.D5]" office:value-type="currency" office:currency="USD" office:value="141.170897452663">
            <text:p>$141,17</text:p>
          </table:table-cell>
          <table:table-cell table:style-name="ce7"/>
          <table:table-cell table:formula="of:=[.E20]/(1+[.D3])^([.A18]+1/2)" office:value-type="currency" office:currency="USD" office:value="62.921018368706">
            <text:p>$62,92</text:p>
          </table:table-cell>
          <table:table-cell table:formula="of:=[.H18]*[.D5]" office:value-type="currency" office:currency="USD" office:value="116.2554978349">
            <text:p>$116,26</text:p>
          </table:table-cell>
          <table:table-cell table:style-name="ce8"/>
          <table:table-cell table:formula="of:=[.H20]/(1+[.D4])^([.A18]+1/2)" office:value-type="currency" office:currency="USD" office:value="42.7356492345911">
            <text:p>$42,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4.12.2021</text:date>, <text:time>16:30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4T16:30:51.88</dc:date>
    <dc:creator>aaa </dc:creator>
    <meta:editing-duration>P2DT9H6M16S</meta:editing-duration>
    <meta:editing-cycles>34</meta:editing-cycles>
    <meta:generator>OpenOffice/4.1.5$Win32 OpenOffice.org_project/415m1$Build-9789</meta:generator>
    <meta:document-statistic meta:table-count="5" meta:cell-count="686" meta:object-count="0"/>
  </office:meta>
</office:document-meta>
</file>